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/>
    </style:style>
    <style:style style:name="T1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Extrem närbild på en [PRODUKT: t.ex. matt svart Bosch-hammare / Apple iPhone i titan / flaska med lyxig parfym] mot en [BAKGRUND: t.ex. rosa fluffig päls / minimalistisk rå betong / mörkgrå matt sammet], makrofoto som lyfter fram [DETALJER: t.ex. kornet i gummigreppet / borstlinjerna i stålet / de naturliga läderporerna], [LJUSSÄTTNING: t.ex. mjukt sidoljus som accentuerar ytan / dramatiskt kallt frontljus / mjuk naturlig bakbelysning], extrem skärpa på [FOKUSPUNKT: t.ex. den ingraverade logotypen / linsen på kameran / klockans visare], resten faller mjukt ur fokus, teknisk men estetisk premium-känsla. E-commerce.</text:span></text:p>
      <text:p text:style-name="P1"><text:span text:style-name="T1"/></text:p>
      <text:p text:style-name="P1"><text:span text:style-name="T1">Minimalistisk knolling-layout ovanifrån av en [HUVUDPRODUKT: t.ex. Bosch-hammare med grönt skaft / vintage läderkamera / modern gaming-mus] tillsammans med dess tillbehör: [TILLBEHÖR: t.ex. spikar, tumstock och blyertspenna / filmrullar, linslock och läderrem / extra knappar, USB-kabel och mikrofiberduk] arrangerat i perfekt grid, [BAKGRUND: t.ex. rosa prickig yta / ren gul bakgrund med små bananer / mörkgrön matt yta med subtil textur], [LJUSSÄTTNING: t.ex. mjuka skuggor som ger djup / knivskarpt dagsljus / diffust studioljus utan skuggor], clean DTC-estetik, alla objekt perfekt uppradade för en stilren produktöversikt, 8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685.4</meta:generator>
  </office:meta>
</office:document-meta>
</file>